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ogle Sans" svg:font-family="'Google Sans', arial, sans-serif"/>
    <style:font-face style:name="IBM Plex Sans" svg:font-family="'IBM Plex Sans', sans-serif"/>
    <style:font-face style:name="Lohit Devanagari1" svg:font-family="'Lohit Devanagari'"/>
    <style:font-face style:name="apple-system" svg:font-family="apple-system, BlinkMacSystemFont, Arial, sans-serif"/>
    <style:font-face style:name="Тестирование на восстановление. Это подвид отказоустойчивости, который проверяет, сколько времени системе требуется, чтобы развернуться заново." svg:font-family="'Тестирование на восстановление. Это подвид отказоустойчивости, который проверяет, сколько времени системе требуется, чтобы развернуться заново.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.0417in" loext:contextual-spacing="false" fo:text-align="center" style:justify-single-word="false" fo:orphans="2" fo:widows="2" fo:text-indent="0in" style:auto-text-indent="false" fo:padding="0in" fo:border="none"/>
      <style:text-properties fo:font-variant="normal" fo:text-transform="none" fo:color="#333333" style:font-name="Liberation Mono" fo:font-size="10pt" fo:letter-spacing="normal" fo:font-style="normal" fo:font-weight="bold" officeooo:rsid="001f935c" officeooo:paragraph-rsid="001f935c" style:font-size-asian="10pt" style:font-weight-asian="bold" style:font-size-complex="10pt" style:font-weight-complex="bold" loext:padding="0in" loext:border="none"/>
    </style:style>
    <style:style style:name="P2" style:family="paragraph" style:parent-style-name="Heading_20_2">
      <style:paragraph-properties fo:margin-left="0in" fo:margin-right="0in" fo:margin-top="0in" fo:margin-bottom="0.0417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222222" style:font-name="IBM Plex Sans" fo:font-size="10pt" fo:letter-spacing="normal" fo:font-style="normal" fo:font-weight="bold" officeooo:rsid="001f935c" officeooo:paragraph-rsid="001f935c" style:font-size-asian="10pt" style:font-weight-asian="bold" style:font-size-complex="10pt" style:font-weight-complex="bold" loext:padding="0in" loext:border="none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202124" style:font-name="Liberation Mono" fo:font-size="12pt" fo:letter-spacing="normal" fo:font-style="normal" fo:font-weight="bold" officeooo:rsid="001f3a18" officeooo:paragraph-rsid="001f3a18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202124" style:font-name="Liberation Mono" fo:font-size="12pt" fo:letter-spacing="normal" fo:font-style="normal" fo:font-weight="normal" officeooo:rsid="001f3a18" officeooo:paragraph-rsid="001f3a18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variant="normal" fo:text-transform="none" fo:color="#333333" style:font-name="Liberation Mono" fo:font-size="10pt" fo:letter-spacing="normal" fo:font-style="normal" fo:font-weight="normal" officeooo:rsid="001f3a18" officeooo:paragraph-rsid="001f3a18" style:font-size-asian="10pt" style:font-size-complex="10pt"/>
    </style:style>
    <style:style style:name="P6" style:family="paragraph" style:parent-style-name="Text_20_body">
      <style:paragraph-properties fo:text-align="justify" style:justify-single-word="false"/>
      <style:text-properties fo:font-variant="normal" fo:text-transform="none" fo:color="#333333" style:font-name="Liberation Mono" fo:font-size="10pt" fo:letter-spacing="normal" fo:font-style="normal" fo:font-weight="normal" officeooo:rsid="001dc7fc" officeooo:paragraph-rsid="001f3a18" style:font-size-asian="10pt" style:font-size-complex="10pt"/>
    </style:style>
    <style:style style:name="P7" style:family="paragraph" style:parent-style-name="Text_20_body">
      <style:paragraph-properties fo:text-align="justify" style:justify-single-word="false"/>
      <style:text-properties fo:font-variant="normal" fo:text-transform="none" fo:color="#333333" style:font-name="Liberation Mono" fo:font-size="10pt" fo:letter-spacing="normal" fo:font-style="normal" fo:font-weight="normal" officeooo:rsid="001dc7fc" officeooo:paragraph-rsid="001f935c" style:font-size-asian="10pt" style:font-size-complex="10pt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fo:color="#222222" style:font-name="IBM Plex Sans" fo:font-size="10pt" fo:letter-spacing="normal" fo:font-style="normal" fo:font-weight="bold" officeooo:rsid="002063db" officeooo:paragraph-rsid="002063db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Liberation Mono" fo:font-size="10pt" officeooo:rsid="001f3a18" officeooo:paragraph-rsid="001f3a18" style:font-size-asian="10pt" style:font-size-complex="10pt"/>
    </style:style>
    <style:style style:name="P10" style:family="paragraph" style:parent-style-name="Text_20_body">
      <style:paragraph-properties fo:text-align="justify" style:justify-single-word="false"/>
      <style:text-properties style:font-name="Liberation Mono" fo:font-size="10pt" style:font-size-asian="10pt" style:font-size-complex="10pt"/>
    </style:style>
    <style:style style:name="P11" style:family="paragraph" style:parent-style-name="Text_20_body">
      <style:paragraph-properties fo:text-align="justify" style:justify-single-word="false"/>
      <style:text-properties style:font-name="Liberation Mono" fo:font-size="10pt" officeooo:paragraph-rsid="001f3a18" style:font-size-asian="10pt" style:font-size-complex="10pt"/>
    </style:style>
    <style:style style:name="P12" style:family="paragraph" style:parent-style-name="Text_20_body">
      <style:paragraph-properties fo:text-align="center" style:justify-single-word="false"/>
      <style:text-properties style:font-name="Liberation Mono" fo:font-size="10pt" fo:font-weight="bold" officeooo:rsid="002238cb" officeooo:paragraph-rsid="002238cb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Liberation Mono" fo:font-size="10pt" fo:font-weight="bold" officeooo:rsid="00258c5e" officeooo:paragraph-rsid="00258c5e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padding="0in" fo:border="none"/>
    </style:style>
    <style:style style:name="P15" style:family="paragraph" style:parent-style-name="Text_20_body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padding="0in" fo:border="none"/>
      <style:text-properties officeooo:paragraph-rsid="0025a8fc"/>
    </style:style>
    <style:style style:name="P16" style:family="paragraph" style:parent-style-name="Text_20_body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padding="0in" fo:border="none"/>
      <style:text-properties officeooo:paragraph-rsid="0025f532"/>
    </style:style>
    <style:style style:name="P17" style:family="paragraph" style:parent-style-name="Text_20_body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break-before="page" fo:padding="0in" fo:border="none"/>
    </style:style>
    <style:style style:name="P18" style:family="paragraph" style:parent-style-name="Text_20_body" style:list-style-name="L9">
      <style:paragraph-properties fo:margin-left="0in" fo:margin-right="0in" fo:margin-top="0in" fo:margin-bottom="0.1252in" loext:contextual-spacing="false" style:line-height-at-least="0.2917in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Liberation Mono" fo:font-size="10pt" fo:letter-spacing="normal" fo:font-style="normal" fo:font-weight="normal" officeooo:rsid="001f935c" style:font-size-asian="10pt" style:font-size-complex="10pt" loext:padding="0in" loext:border="none"/>
    </style:style>
    <style:style style:name="P19" style:family="paragraph" style:parent-style-name="Text_20_body" style:list-style-name="L10">
      <style:paragraph-properties fo:margin-left="0in" fo:margin-right="0in" fo:margin-top="0in" fo:margin-bottom="0.1252in" loext:contextual-spacing="false" style:line-height-at-least="0.2917in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Liberation Mono" fo:font-size="10pt" fo:letter-spacing="normal" fo:font-style="normal" fo:font-weight="normal" officeooo:rsid="001f935c" style:font-size-asian="10pt" style:font-size-complex="10pt" loext:padding="0in" loext:border="none"/>
    </style:style>
    <style:style style:name="P20" style:family="paragraph" style:parent-style-name="Text_20_body" style:list-style-name="L10">
      <style:paragraph-properties fo:margin-left="0in" fo:margin-right="0in" fo:margin-top="0in" fo:margin-bottom="0.1252in" loext:contextual-spacing="false" style:line-height-at-least="0.2917in" fo:text-align="start" style:justify-single-word="false" fo:orphans="2" fo:widows="2" fo:text-indent="0in" style:auto-text-indent="false" fo:padding="0in" fo:border="none"/>
    </style:style>
    <style:style style:name="P21" style:family="paragraph" style:parent-style-name="Text_20_body" style:list-style-name="L8">
      <style:paragraph-properties fo:margin-left="0in" fo:margin-right="0in" fo:margin-top="0in" fo:margin-bottom="0.0417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333333" style:font-name="Liberation Mono" fo:font-size="10pt" fo:letter-spacing="normal" fo:font-style="normal" fo:font-weight="normal" officeooo:rsid="001dc7fc" style:font-size-asian="10pt" style:font-size-complex="10pt" loext:padding="0in" loext:border="none"/>
    </style:style>
    <style:style style:name="P22" style:family="paragraph" style:parent-style-name="Text_20_body">
      <style:paragraph-properties fo:margin-left="0in" fo:margin-right="0in" fo:margin-top="0in" fo:margin-bottom="0.0417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333333" style:font-name="Liberation Mono" fo:font-size="10pt" fo:letter-spacing="normal" fo:font-style="normal" fo:font-weight="normal" officeooo:rsid="001dc7fc" style:font-size-asian="10pt" style:font-size-complex="10pt"/>
    </style:style>
    <style:style style:name="P23" style:family="paragraph" style:parent-style-name="Text_20_body" style:list-style-name="L8">
      <style:paragraph-properties fo:margin-left="0in" fo:margin-right="0in" fo:margin-top="0in" fo:margin-bottom="0.0417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333333" style:font-name="Liberation Mono" fo:font-size="10pt" fo:letter-spacing="normal" fo:font-style="normal" fo:font-weight="normal" officeooo:rsid="001dc7fc" style:font-size-asian="10pt" style:font-size-complex="10pt"/>
    </style:style>
    <style:style style:name="P24" style:family="paragraph" style:parent-style-name="Text_20_body">
      <style:paragraph-properties fo:margin-left="0in" fo:margin-right="0in" fo:margin-top="0in" fo:margin-bottom="0.0417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333333" style:font-name="Liberation Mono" fo:font-size="10pt" fo:letter-spacing="normal" fo:font-style="normal" fo:font-weight="normal" officeooo:rsid="001f935c" officeooo:paragraph-rsid="001f935c" style:font-size-asian="10pt" style:font-size-complex="10pt" loext:padding="0in" loext:border="none"/>
    </style:style>
    <style:style style:name="P25" style:family="paragraph" style:parent-style-name="Text_20_body">
      <style:paragraph-properties fo:margin-left="0in" fo:margin-right="0in" fo:margin-top="0in" fo:margin-bottom="0.0417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333333" style:font-name="Liberation Mono" fo:font-size="10pt" fo:letter-spacing="normal" fo:font-style="normal" fo:font-weight="normal" officeooo:rsid="002238cb" officeooo:paragraph-rsid="002238cb" style:font-size-asian="10pt" style:font-size-complex="10pt" loext:padding="0in" loext:border="none"/>
    </style:style>
    <style:style style:name="P26" style:family="paragraph" style:parent-style-name="Text_20_body">
      <style:paragraph-properties fo:margin-left="0in" fo:margin-right="0in" fo:margin-top="0in" fo:margin-bottom="0.0417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333333" style:font-name="Liberation Mono" fo:font-size="10pt" fo:letter-spacing="normal" fo:font-style="normal" fo:font-weight="normal" officeooo:rsid="001f3a18" officeooo:paragraph-rsid="002238cb" style:font-size-asian="10pt" style:font-size-complex="10pt" loext:padding="0in" loext:border="none"/>
    </style:style>
    <style:style style:name="P27" style:family="paragraph" style:parent-style-name="Text_20_body">
      <style:paragraph-properties fo:margin-left="0in" fo:margin-right="0in" fo:margin-top="0in" fo:margin-bottom="0.0417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222222" style:font-name="IBM Plex Sans" fo:font-size="10pt" fo:letter-spacing="normal" fo:font-style="normal" fo:font-weight="bold" officeooo:rsid="001f935c" officeooo:paragraph-rsid="001f935c" style:font-size-asian="10pt" style:font-weight-asian="bold" style:font-size-complex="10pt" style:font-weight-complex="bold" loext:padding="0in" loext:border="none"/>
    </style:style>
    <style:style style:name="P28" style:family="paragraph" style:parent-style-name="Text_20_body">
      <style:paragraph-properties fo:margin-left="0in" fo:margin-right="0in" fo:margin-top="0in" fo:margin-bottom="0.0417in" loext:contextual-spacing="false" fo:text-align="justify" style:justify-single-word="false" fo:orphans="2" fo:widows="2" fo:text-indent="0in" style:auto-text-indent="false" fo:padding="0in" fo:border="none"/>
      <style:text-properties officeooo:paragraph-rsid="001f935c"/>
    </style:style>
    <style:style style:name="P29" style:family="paragraph" style:parent-style-name="Text_20_body">
      <style:paragraph-properties fo:margin-left="0in" fo:margin-right="0in" fo:margin-top="0in" fo:margin-bottom="0.3126in" loext:contextual-spacing="false" style:line-height-at-least="0.2917in" fo:text-align="start" style:justify-single-word="false" fo:orphans="2" fo:widows="2" fo:text-indent="0in" style:auto-text-indent="false"/>
      <style:text-properties fo:font-variant="normal" fo:text-transform="none" fo:color="#333333" style:font-name="Liberation Mono" fo:font-size="10pt" fo:letter-spacing="normal" fo:font-style="normal" fo:font-weight="normal" officeooo:rsid="001f935c" style:font-size-asian="10pt" style:font-size-complex="10pt" loext:padding="0in" loext:border="none"/>
    </style:style>
    <style:style style:name="T1" style:family="text">
      <style:text-properties fo:font-variant="normal" fo:text-transform="none" fo:color="#333333" style:font-name="Liberation Mono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333333" style:font-name="Liberation Mono" fo:font-size="10pt" fo:letter-spacing="normal" fo:font-style="normal" fo:font-weight="normal" officeooo:rsid="001dc7fc" style:font-size-asian="10pt" style:font-size-complex="10pt"/>
    </style:style>
    <style:style style:name="T3" style:family="text">
      <style:text-properties fo:font-variant="normal" fo:text-transform="none" fo:color="#333333" style:font-name="Liberation Mono" fo:font-size="10pt" fo:letter-spacing="normal" fo:font-style="normal" fo:font-weight="normal" officeooo:rsid="001f935c" style:font-size-asian="10pt" style:font-size-complex="10pt" loext:padding="0in" loext:border="none"/>
    </style:style>
    <style:style style:name="T4" style:family="text">
      <style:text-properties fo:font-variant="normal" fo:text-transform="none" fo:color="#333333" style:font-name="Liberation Mono" fo:font-size="10pt" fo:letter-spacing="normal" fo:font-style="normal" fo:font-weight="normal" officeooo:rsid="0025a8fc" style:font-size-asian="10pt" style:font-size-complex="10pt"/>
    </style:style>
    <style:style style:name="T5" style:family="text">
      <style:text-properties fo:font-variant="normal" fo:text-transform="none" fo:color="#333333" style:font-name="Liberation Mono" fo:font-size="10pt" fo:letter-spacing="normal" fo:font-style="normal" fo:font-weight="normal" officeooo:rsid="0025f532" style:font-size-asian="10pt" style:font-size-complex="10pt"/>
    </style:style>
    <style:style style:name="T6" style:family="text">
      <style:text-properties fo:font-variant="normal" fo:text-transform="none" fo:color="#333333" style:font-name="Liberation Mono" fo:font-size="10pt" fo:letter-spacing="normal" fo:font-style="normal" fo:font-weight="normal" officeooo:rsid="0025a8fc" style:font-size-asian="10pt" style:font-style-asian="italic" style:font-size-complex="10pt" style:font-style-complex="italic"/>
    </style:style>
    <style:style style:name="T7" style:family="text">
      <style:text-properties fo:font-variant="normal" fo:text-transform="none" fo:color="#333333" fo:letter-spacing="normal" fo:font-style="normal" fo:font-weight="bold"/>
    </style:style>
    <style:style style:name="T8" style:family="text">
      <style:text-properties fo:font-variant="normal" fo:text-transform="none" fo:color="#333333" fo:letter-spacing="normal" fo:font-style="normal" fo:font-weight="normal"/>
    </style:style>
    <style:style style:name="T9" style:family="text">
      <style:text-properties fo:font-variant="normal" fo:text-transform="none" fo:color="#222222" style:font-name="IBM Plex Sans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222222" style:font-name="IBM Plex Sans" fo:letter-spacing="normal" fo:font-style="normal" fo:font-weight="bold" officeooo:rsid="002238cb" style:font-weight-asian="bold" style:font-weight-complex="bold"/>
    </style:style>
    <style:style style:name="T11" style:family="text">
      <style:text-properties officeooo:rsid="001c6d3c"/>
    </style:style>
    <style:style style:name="T12" style:family="text">
      <style:text-properties officeooo:rsid="001dc7fc"/>
    </style:style>
    <style:style style:name="T13" style:family="text">
      <style:text-properties officeooo:rsid="001f3a18"/>
    </style:style>
    <style:style style:name="T14" style:family="text">
      <style:text-properties fo:font-weight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f935c"/>
    </style:style>
    <style:style style:name="T17" style:family="text">
      <style:text-properties loext:padding="0in" loext:border="none"/>
    </style:style>
    <style:style style:name="T18" style:family="text">
      <style:text-properties officeooo:rsid="002238cb"/>
    </style:style>
    <style:style style:name="T19" style:family="text">
      <style:text-properties officeooo:rsid="0025a8fc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Emphasis"><text:span text:style-name="T2">Допустим я выбрал следующие виды тестирования (https://gb.ru/blog/nagruzochnoe-testirovanie/): </text:span></text:span></text:p>
      <text:p text:style-name="P14"><text:span text:style-name="Emphasis"><text:span text:style-name="T2">1. Непосредственно нагрузочное</text:span></text:span></text:p>
      <text:p text:style-name="P14"><text:span text:style-name="Emphasis"><text:span text:style-name="T2">2. Тестирование на восстановление</text:span></text:span></text:p>
      <text:p text:style-name="P14"><text:span text:style-name="Emphasis"><text:span text:style-name="T2">3. Стресс-тесты</text:span></text:span></text:p>
      <text:p text:style-name="P14"><text:span text:style-name="Emphasis"><text:span text:style-name="T2">4.Тесты объема</text:span></text:span></text:p>
      <text:p text:style-name="P14"><text:span text:style-name="Emphasis"><text:span text:style-name="T2">5. Тесты потенциальных возможностей </text:span></text:span></text:p>
      <text:p text:style-name="P14"><text:span text:style-name="Emphasis"><text:span text:style-name="T2"/></text:span></text:p>
      <text:p text:style-name="P14"><text:span text:style-name="Emphasis"><text:span text:style-name="T2">Поставим цель по SMART: проверить поведение онлайн-сервиса погоды, если за 60 секунд будет произведено 10 тысяч запросов прогноза погоды для различных городов.</text:span></text:span></text:p>
      <text:p text:style-name="P15"><text:span text:style-name="Emphasis"><text:span text:style-name="T2">Исходя из цели,</text:span></text:span></text:p>
      <text:p text:style-name="P15"><text:span text:style-name="Emphasis"><text:span text:style-name="T4">1 Подход -</text:span></text:span><text:span text:style-name="Emphasis"><text:span text:style-name="T2"> я могу взять скажаем Locust (JMeter c Java не моя чашка чая, как говорится) и нагрузить всю систему и допустим система упала. Я отчете, наверно стоит дать рекомендации какие-то разрабам, что сервис не держит нагрузку, но это будет очень расплывчето. </text:span></text:span><text:span text:style-name="Emphasis"><text:span text:style-name="T4">Тогда я могу для уточнения посмотреть метрики в графане и возникшие алерты. Однако, чтобы понимать досконально метрики Postgres нужно углубиться в DBA. </text:span></text:span></text:p>
      <text:p text:style-name="P15"><text:span text:style-name="Emphasis"><text:span text:style-name="T6">2</text:span></text:span><text:span text:style-name="Emphasis"><text:span text:style-name="T4"> Подход - сделать два разных теста. Нагрузить само приложение, которое живет в k8s с замоканной БД и отдельно кластер <text:s/>БД и посмотреть выдерживают ли они 10 тысяч <text:s/></text:span></text:span><text:span text:style-name="Emphasis"><text:span text:style-name="T2">запросов </text:span></text:span><text:span text:style-name="Emphasis"><text:span text:style-name="T4">за 60 секунд. Но тогда вопрос как сделать мок БД и где его запускать в кубере ли рядом с приложением (писать ему дополнительный Helm) или на отдельной виртуалке. Кажется тут по отдельности даже если и получим положительный результат по тестам, все равно нужно тестить и всю систему в целом (1 подход).</text:span></text:span></text:p>
      <text:p text:style-name="P16"><text:span text:style-name="Emphasis"><text:span text:style-name="T5"/></text:span></text:p>
      <text:p text:style-name="P17"><text:span text:style-name="Emphasis"><text:span text:style-name="T4"/></text:span></text:p>
      <text:p text:style-name="P17"><text:span text:style-name="Emphasis"><text:span text:style-name="T4"/></text:span></text:p>
      <text:p text:style-name="P14"><text:span text:style-name="Emphasis"><text:span text:style-name="T2"/></text:span></text:p>
      <text:p text:style-name="P14"><text:span text:style-name="Emphasis"><text:span text:style-name="T2"/></text:span></text:p>
      <text:p text:style-name="P14"><text:span text:style-name="Emphasis"><text:span text:style-name="T2"/></text:span></text:p>
      <text:p text:style-name="P14"><text:span text:style-name="Emphasis"><text:span text:style-name="T2"/></text:span></text:p>
      <text:p text:style-name="P14"><text:span text:style-name="Emphasis"><text:span text:style-name="T2">1. </text:span></text:span><text:span text:style-name="Emphasis"><text:span text:style-name="T1">рекомендации по результатам тестирования</text:span></text:span></text:p>
      <text:p text:style-name="P11"><text:span text:style-name="T12">2. </text:span><text:span text:style-name="T11">Нужно замокать постгрес, </text:span><text:span text:style-name="T13">а где мокать то собственно…. У нас приложение крутиться в кубере</text:span></text:p>
      <text:p text:style-name="P11"><text:span text:style-name="T12">Тестирование как Веб части так и Постгреса по отдельности</text:span></text:p>
      <text:p text:style-name="P10"/>
      <text:p text:style-name="P10"><text:tab/><text:tab/><text:tab/><text:tab/><text:tab/><text:span text:style-name="T9">Нагрузочное тестирование </text:span><text:span text:style-name="T10">[1]</text:span></text:p>
      <text:p text:style-name="P8">Сервиса погоды <text:s/></text:p>
      <text:p text:style-name="P10"/>
      <text:p text:style-name="P12">1. Виды нагрузочного тестирования</text:p>
      <text:p text:style-name="P13"/>
      <text:p text:style-name="P9"><text:span text:style-name="T7">Непосредственно нагрузочное - </text:span><text:span text:style-name="T8">нормально ли работает приложение при средней нагрузке на него.</text:span></text:p>
      <text:p text:style-name="P5"><text:span text:style-name="T14">Тестирование на восстановление</text:span> - сколько времени системе требуется, чтобы развернуться заново.</text:p>
      <text:p text:style-name="P5"><text:span text:style-name="T15">Стресс-тесты - </text:span>работоспособность продукта в период предельной нагрузки.</text:p>
      <text:p text:style-name="P6"><text:span text:style-name="T14">Тесты объема -</text:span> работоспособность системы при резком увеличении количества пользователей.</text:p>
      <text:p text:style-name="P6"><text:span text:style-name="T14">Тесты потенциальных возможностей -</text:span> предельные возможности приложения: максимальное количество пользователей в минуту, предельное число записей в базе данных, количество одновременно открытых коннектов и пр.</text:p>
      <text:p text:style-name="P7"/>
      <text:p text:style-name="P7">Так как НТ не является функциональным, контуры его видов в некоторых местах становятся расплывчатыми. Стресс-тест может трансформироваться в тестирование объема. В случае провала теста, его направленность меняется на восстановление. В связи с этим тестировщикам, как правило, дается конкретное задание. </text:p>
      <text:p text:style-name="P3"/>
      <text:p text:style-name="P4"><text:span text:style-name="T16">Одним из вариантов постановки может быть </text:span>SMART, <text:span text:style-name="T16">согласно методики которой задача должна быть</text:span></text:p>
      <text:p text:style-name="P4"/>
      <text:list xml:id="list187363644" text:style-name="L8">
        <text:list-item>
          <text:p text:style-name="P21">S — Specific — конкретной;</text:p>
        </text:list-item>
        <text:list-item>
          <text:p text:style-name="P21">M — Measurable — измеримой;</text:p>
        </text:list-item>
        <text:list-item>
          <text:p text:style-name="P21">A — Achievable — достижимой;</text:p>
        </text:list-item>
        <text:list-item>
          <text:p text:style-name="P21">R — Relevant — значимой;</text:p>
        </text:list-item>
        <text:list-item>
          <text:p text:style-name="P23"><text:span text:style-name="T17">T —Time bound — ограниченной во времени.</text:span></text:p>
        </text:list-item>
      </text:list>
      <text:p text:style-name="P22"><text:span text:style-name="T17"/></text:p>
      <text:p text:style-name="P28"><text:span text:style-name="T3">Например, для нашего сервиса погоды: проверить поведение онлайн-сервиса погоды, если за 60 секунд будет произведено 10 тысяч запросов прогноза погоды для различных городов.</text:span></text:p>
      <text:p text:style-name="P24"><text:soft-page-break/>Как квалифицировать тест (нагрузочный, стресс-тест, объема или масштабируемости), и проводить ли дополнительные тестирования, решает ответственный за задачу специалист. </text:p>
      <text:h text:style-name="P2" text:outline-level="2"/>
      <text:h text:style-name="P2" text:outline-level="2"/>
      <text:p text:style-name="P27"/>
      <text:p text:style-name="P27"/>
      <text:h text:style-name="P2" text:outline-level="2"><text:bookmark text:name="4"/>Составление методики нагрузочного тестирования <text:span text:style-name="T18">(МНТ)</text:span></text:h>
      <text:p text:style-name="P24"/>
      <text:p text:style-name="P24">Перед тем, как начать проверку, разрабатывают МНТ - документ, который включает в себя все вероятные сценарии и прогнозы, как события будут развиваться. В рамках составления документации выполняются следующие операции:</text:p>
      <text:list xml:id="list956506261" text:style-name="L9">
        <text:list-item>
          <text:p text:style-name="P18">Сначала собирается информация о проекте. Важно, чтобы она была максимально полной. Формируются главные термины во избежание разночтений при трактовке результатов.</text:p>
        </text:list-item>
        <text:list-item>
          <text:p text:style-name="P18">Далее определяются цели нагрузочного тестирования. Это нужно, чтобы выбрать подходящие тексты.</text:p>
        </text:list-item>
        <text:list-item>
          <text:p text:style-name="P18">Устанавливаются ограничения. Чаще всего это то, что ранее было определено тестировщиками, к примеру, баги или ряд функций программы.</text:p>
        </text:list-item>
        <text:list-item>
          <text:p text:style-name="P18">Определяются правила моделирования системы, которые содержат отличие от настоящих условий применения продукта. Их обеспечение происходит посредством использования заглушек, виртуализации и эмуляторов.</text:p>
        </text:list-item>
        <text:list-item>
          <text:p text:style-name="P18">Определяются вероятные ошибки и причины, по которым они возникают.</text:p>
        </text:list-item>
        <text:list-item>
          <text:p text:style-name="P18">Обозначаются характеристики тестового стенда и применяемых в процессе проверки программных продуктов и инструментов тестирования.</text:p>
        </text:list-item>
        <text:list-item>
          <text:p text:style-name="P18">Требуемые характеристики тестируемого продукта.</text:p>
        </text:list-item>
        <text:list-item>
          <text:p text:style-name="P18">Проводится описание каждого этапа проверки посредством моделирования нагрузки на тестируемый продукт.</text:p>
        </text:list-item>
        <text:list-item>
          <text:p text:style-name="P18">Определяется список результатов нагрузочного тестированияи способов их дальнейшего анализа.</text:p>
        </text:list-item>
        <text:list-item>
          <text:p text:style-name="P18">В завершении составляются требования к отчету, а также выдаются рекомендации в части устранения наиболее уязвимых мест продукта, определяется предельная производительность системы.</text:p>
        </text:list-item>
      </text:list>
      <text:h text:style-name="P1" text:outline-level="2"><text:bookmark text:name="5"/><text:soft-page-break/>Этапы проведения нагрузочного тестирования</text:h>
      <text:p text:style-name="P29">Как правило, проведение нагрузочного тестирования проводится на основании следующего чек-листа:</text:p>
      <text:list xml:id="list923130253" text:style-name="L10">
        <text:list-item>
          <text:p text:style-name="P19">Изучение системы.</text:p>
        </text:list-item>
        <text:list-item>
          <text:p text:style-name="P19">Определение целей заказчика, которых позволит достичь нагрузочное тестирование.</text:p>
        </text:list-item>
        <text:list-item>
          <text:p text:style-name="P19">Разработка методики и стратегии.</text:p>
        </text:list-item>
        <text:list-item>
          <text:p text:style-name="P19">Написание скриптов.</text:p>
        </text:list-item>
        <text:list-item>
          <text:p text:style-name="P19">Проведение тестов.</text:p>
        </text:list-item>
        <text:list-item>
          <text:p text:style-name="P19">Сбор данных мониторинга.</text:p>
        </text:list-item>
        <text:list-item>
          <text:p text:style-name="P19">Анализ полученных данных.</text:p>
        </text:list-item>
        <text:list-item>
          <text:p text:style-name="P19">Формирование отчетности.</text:p>
        </text:list-item>
        <text:list-item>
          <text:p text:style-name="P20"><text:span text:style-name="T3">Сравнение с МНТ, которое проводится с целью у</text:span><text:span text:style-name="Emphasis"><text:span text:style-name="T3">б</text:span></text:span><text:span text:style-name="T3">едиться, что каждый пункт выполнен.</text:span></text:p>
          <text:p text:style-name="P20"><text:span text:style-name="T3"/></text:p>
        </text:list-item>
      </text:list>
      <text:p text:style-name="P24"/>
      <text:p text:style-name="P25">Список литературы </text:p>
      <text:p text:style-name="P26"><text:span text:style-name="T18">[1] </text:span>https://gb.ru/blog/nagruzochnoe-testirovanie/</text:p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ogle Sans" svg:font-family="'Google Sans', arial, sans-serif"/>
    <style:font-face style:name="IBM Plex Sans" svg:font-family="'IBM Plex Sans', sans-serif"/>
    <style:font-face style:name="Lohit Devanagari1" svg:font-family="'Lohit Devanagari'"/>
    <style:font-face style:name="apple-system" svg:font-family="apple-system, BlinkMacSystemFont, Arial, sans-serif"/>
    <style:font-face style:name="Тестирование на восстановление. Это подвид отказоустойчивости, который проверяет, сколько времени системе требуется, чтобы развернуться заново." svg:font-family="'Тестирование на восстановление. Это подвид отказоустойчивости, который проверяет, сколько времени системе требуется, чтобы развернуться заново.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1T21:13:34.287627849</meta:creation-date>
    <dc:date>2023-11-11T23:16:48.673400053</dc:date>
    <meta:editing-duration>PT31M21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5" meta:paragraph-count="56" meta:word-count="659" meta:character-count="5020" meta:non-whitespace-character-count="4417"/>
  </office:meta>
</office:document-meta>
</file>